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28000000F0FD57CB7DC5F822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in" fo:margin-right="0in" fo:line-height="115%" fo:text-indent="0in" style:auto-text-indent="false" style:page-number="auto"/>
    </style:style>
    <style:style style:name="P2" style:family="paragraph" style:parent-style-name="Standard">
      <style:paragraph-properties fo:margin-top="0.139in" fo:margin-bottom="0.139in" loext:contextual-spacing="false" fo:line-height="115%"/>
    </style:style>
    <style:style style:name="P3" style:family="paragraph" style:parent-style-name="Standard" style:list-style-name="WWNum1">
      <style:paragraph-properties fo:margin-left="0.5in" fo:margin-right="0in" fo:margin-top="0.139in" fo:margin-bottom="0.139in" loext:contextual-spacing="false" fo:line-height="115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5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ubtitle">
      <style:paragraph-properties fo:margin-top="1.852in" fo:margin-bottom="0.0555in" loext:contextual-spacing="false"/>
    </style:style>
    <style:style style:name="P10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fo:color="#2c2d30"/>
    </style:style>
    <style:style style:name="P11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text:span text:style-name="T1">Требования к курсовому проекту:</text:span></text:p>
      <text:list xml:id="list2442658423" text:style-name="WWNum1">
        <text:list-item>
          <text:p text:style-name="P3"><text:span text:style-name="T2">Составить общее текстовое описание БД и решаемых ею задач;</text:span></text:p>
        </text:list-item>
        <text:list-item>
          <text:p text:style-name="P4"><text:span text:style-name="T2">минимальное количество таблиц - 10;</text:span></text:p>
        </text:list-item>
        <text:list-item>
          <text:p text:style-name="P4"><text:span text:style-name="T2">скрипты создания структуры БД (с первичными ключами, индексами, внешними ключами);</text:span></text:p>
        </text:list-item>
        <text:list-item>
          <text:p text:style-name="P4"><text:span text:style-name="T2">создать ERDiagram для БД;</text:span></text:p>
        </text:list-item>
        <text:list-item>
          <text:p text:style-name="P4"><text:span text:style-name="T2">скрипты наполнения БД данными;</text:span></text:p>
        </text:list-item>
        <text:list-item>
          <text:p text:style-name="P4"><text:span text:style-name="T2">скрипты характерных выборок (включающие группировки, JOIN'ы, вложенные таблицы);</text:span></text:p>
        </text:list-item>
        <text:list-item>
          <text:p text:style-name="P4"><text:span text:style-name="T2">представления (минимум 2);</text:span></text:p>
        </text:list-item>
        <text:list-item>
          <text:p text:style-name="P3"><text:span text:style-name="T2">хранимые процедуры / триггеры;</text:span></text:p>
        </text:list-item>
      </text:list>
      <text:p text:style-name="P2"><text:span text:style-name="T3">Примеры:</text:span><text:span text:style-name="T2"> описать модель хранения данных популярного веб-сайта: кинопоиск, booking.com, wikipedia, интернет-магазин, geekbrains, госуслуги...</text:span></text:p>
      <text:p text:style-name="P2"><text:span text:style-name="T2">Думайте об этом задании, как о том, чем Вы похвастаетесь на своем следующем собеседовании.</text:span></text:p>
      <text:p text:style-name="P2"><text:span text:style-name="T2">Удачи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85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0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8.3024in" svg:height="1.3122in" svg:x="-0.7917in" svg:y="-0.069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.png" text:anchor-type="char" svg:x="0in" svg:y="0.3126in" svg:width="2.9681in" svg:height="0.5402in" draw:z-index="0"><draw:image xlink:href="Pictures/1000020100000528000000F0FD57CB7DC5F8224F.png" xlink:type="simple" xlink:show="embed" xlink:actuate="onLoad" loext:mime-type="image/png"/></draw:frame><text:bookmark text:name="_3whwml4"/></text:p>
        <text:p text:style-name="Subtitle"><text:bookmark text:name="_2bn6wsx"/>Базы данных</text:p>
        <text:p text:style-name="Subtitle"><text:bookmark text:name="_z3ud7z6ikt4b"/>Практическое задание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6" meta:word-count="96" meta:character-count="724" meta:non-whitespace-character-count="640"/>
    <meta:generator>LibreOfficeDev/6.0.5.2$Linux_X86_64 LibreOffice_project/</meta:generator>
  </office:meta>
</office:document-meta>
</file>